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7cm" fo:padding-top="0cm" fo:padding-bottom="0cm" fo:padding-left="0cm" fo:padding-right="0cm"/>
    </style:style>
    <style:style style:name="P1" style:family="paragraph">
      <style:paragraph-properties fo:text-align="center"/>
      <style:text-properties fo:font-family="'moon font-PRO'" style:font-family-generic="swiss" style:font-pitch="variable" fo:font-size="70pt" style:font-family-asian="'moon font-PRO'" style:font-family-generic-asian="swiss" style:font-pitch-asian="variable" style:font-size-asian="70pt" style:font-size-complex="70pt"/>
    </style:style>
    <style:style style:name="P2" style:family="paragraph">
      <style:paragraph-properties fo:text-align="center"/>
      <style:text-properties fo:font-family="'moon font-PRO'" style:font-family-generic="swiss" style:font-pitch="variable" fo:font-size="54pt" style:font-family-asian="'moon font-PRO'" style:font-family-generic-asian="swiss" style:font-pitch-asian="variable" style:font-size-asian="54pt" style:font-size-complex="54pt"/>
    </style:style>
    <style:style style:name="P3" style:family="paragraph">
      <style:paragraph-properties fo:text-align="center"/>
      <style:text-properties fo:font-family="'moon font-PRO'" style:font-family-generic="swiss" style:font-pitch="variable" fo:font-size="28pt" style:font-family-asian="'moon font-PRO'" style:font-family-generic-asian="swiss" style:font-pitch-asian="variable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4.875cm" svg:x="1cm" svg:y="7cm">
          <draw:text-box>
            <text:p text:style-name="P1">ト〜フィニティ</text:p>
          </draw:text-box>
        </draw:frame>
        <draw:frame draw:style-name="gr1" draw:text-style-name="P2" draw:layer="layout" svg:width="19cm" svg:height="4.875cm" svg:x="1cm" svg:y="11.875cm">
          <draw:text-box>
            <text:p text:style-name="P2">TOFINITY</text:p>
          </draw:text-box>
        </draw:frame>
        <draw:frame draw:style-name="gr1" draw:text-style-name="P3" draw:layer="layout" svg:width="19cm" svg:height="4.875cm" svg:x="1cm" svg:y="19.5cm">
          <draw:text-box>
            <text:p text:style-name="P3"><text:span text:style-name="T1">(C) 2010 RADIUM SOFT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iragino Mincho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3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23T12:50:58</meta:creation-date>
    <dc:date>2010-04-23T12:58:07</dc:date>
    <meta:editing-duration>PT00H07M09S</meta:editing-duration>
    <meta:editing-cycles>2</meta:editing-cycles>
    <meta:generator>NeoOffice/3.0.2$Unix OpenOffice.org_project/Patch 0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